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Standard">
      <style:text-properties fo:font-size="6pt" officeooo:rsid="001cfd6f" officeooo:paragraph-rsid="001cfd6f" style:font-size-asian="6pt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************************JavaImpQuestion**********************************MrShyam</text:p>
      <text:p text:style-name="P1">import java.util.*;</text:p>
      <text:p text:style-name="P1">class index{</text:p>
      <text:p text:style-name="P1"/>
      <text:p text:style-name="P1">    //Q4. Create a program that takes two numbers and shows result of all arithmetic operators (+,-,*,/,%).  </text:p>
      <text:p text:style-name="P1">    static void arith(int a ,int b){</text:p>
      <text:p text:style-name="P1">        System.out.println("a+b= "+(a+b));</text:p>
      <text:p text:style-name="P1">        System.out.println("a-b= "+(a-b));</text:p>
      <text:p text:style-name="P1">        System.out.println("a*b= "+(a*b));</text:p>
      <text:p text:style-name="P1">        System.out.println("a/b= "+(a/b));</text:p>
      <text:p text:style-name="P1">        System.out.println("a%b= "+(a%b));</text:p>
      <text:p text:style-name="P1">    }</text:p>
      <text:p text:style-name="P1">    //Q5. Create a program to calculate product of two floating points numbers. </text:p>
      <text:p text:style-name="P1">    //*****************doubt */</text:p>
      <text:p text:style-name="P1">    public static void productOfFloat(float a,float b){</text:p>
      <text:p text:style-name="P1">        System.out.println(a+b);</text:p>
      <text:p text:style-name="P1">    }</text:p>
      <text:p text:style-name="P1">    // 6. Create a program to calculate Perimeter of a rectangle. Perimeter of rectangle ABCD = A+B+C+D</text:p>
      <text:p text:style-name="P1">    public static double perimeterOfRect(double a,double b,double c,double d){</text:p>
      <text:p text:style-name="P1">        return a+b+c+d;</text:p>
      <text:p text:style-name="P1">    }</text:p>
      <text:p text:style-name="P1"/>
      <text:p text:style-name="P1">    //7. Create a program to calculate the Area of a Triangle. Area of triangle = ½*B*H  </text:p>
      <text:p text:style-name="P1">    static double AreaOfTriangle(double b,double h){</text:p>
      <text:p text:style-name="P1">        return (b*h)/2;</text:p>
      <text:p text:style-name="P1">    }</text:p>
      <text:p text:style-name="P1">    public static void main(String[]args){</text:p>
      <text:p text:style-name="P1">        Scanner sc=new Scanner(System.in);</text:p>
      <text:p text:style-name="P1"/>
      <text:p text:style-name="P1">        // System.out.println("Enter a value: ");</text:p>
      <text:p text:style-name="P1">        // int a=sc.nextInt();</text:p>
      <text:p text:style-name="P1">        // System.out.println("Enter b value: ");</text:p>
      <text:p text:style-name="P1">        // int b=sc.nextInt();</text:p>
      <text:p text:style-name="P1">        // arith(a, b);</text:p>
      <text:p text:style-name="P1"/>
      <text:p text:style-name="P1">        // productOfFloat(12,2);</text:p>
      <text:p text:style-name="P1"/>
      <text:p text:style-name="P1">    // System.out.println("now we are going to findout the perimeter of a rectangle");</text:p>
      <text:p text:style-name="P1">        // System.out.print("Enter a Value: ");</text:p>
      <text:p text:style-name="P1">        // double a=sc.nextDouble();</text:p>
      <text:p text:style-name="P1">        // System.out.print("Enter b Value: ");</text:p>
      <text:p text:style-name="P1">        // double b=sc.nextDouble();</text:p>
      <text:p text:style-name="P1">        // System.out.print("Enter c Value: ");</text:p>
      <text:p text:style-name="P1">        // double c=sc.nextDouble();</text:p>
      <text:p text:style-name="P1">        // System.out.print("Enter d Value: ");</text:p>
      <text:p text:style-name="P1">        // double d=sc.nextDouble();</text:p>
      <text:p text:style-name="P1">        // System.out.println("then Perimeter Of rectangle ABCD is "+perimeterOfRect(a, b, c, d));</text:p>
      <text:p text:style-name="P1"/>
      <text:p text:style-name="P1">        System.out.println("Now we are going to find out the Area of teangle");</text:p>
      <text:p text:style-name="P1">        System.out.println("Pease enter the Breadth of triangle: ");</text:p>
      <text:p text:style-name="P1">        double b=sc.nextDouble();</text:p>
      <text:p text:style-name="P1">        System.out.println("Pleases enter the Height of the triangle: ");</text:p>
      <text:p text:style-name="P1">        double h=sc.nextDouble();</text:p>
      <text:p text:style-name="P1">        System.out.println("The Area of Triangle for above given data is "+AreaOfTriangle(b, h));</text:p>
      <text:p text:style-name="P1"/>
      <text:p text:style-name="P1">    }</text:p>
      <text:p text:style-name="P1">}</text:p>
      <text:p text:style-name="P1">Day3:</text:p>
      <text:p text:style-name="P1">import java.util.*;</text:p>
      <text:p text:style-name="P1"/>
      <text:p text:style-name="P1">public class index{</text:p>
      <text:p text:style-name="P1"/>
      <text:p text:style-name="P1">    // 8. Create a program to calculate simple interest.  </text:p>
      <text:p text:style-name="P1">    // (Simple Interest = (P x T x R)/100)     </text:p>
      <text:p text:style-name="P1">    public static double simpleInterest(int p,int t,int r){</text:p>
      <text:p text:style-name="P1">        double simInt=(p*t*r)/100;</text:p>
      <text:p text:style-name="P1">        return simInt;</text:p>
      <text:p text:style-name="P1">    }</text:p>
      <text:p text:style-name="P1">//  9. Create a program to calculate Compound interest.  </text:p>
      <text:p text:style-name="P1">// (Compound Interest = P(1 + R/100)t ) </text:p>
      <text:p text:style-name="P1">public static double compoundInterest(int p,int t,int r){</text:p>
      <text:p text:style-name="P1">    double compInt=p*(1+r/100)*t;</text:p>
      <text:p text:style-name="P1">    return compInt;</text:p>
      <text:p text:style-name="P1">}</text:p>
      <text:p text:style-name="P1">// 10. Create a program to convert Fahrenheit to Celsius. </text:p>
      <text:p text:style-name="P1">public static float forehenheit(float c){</text:p>
      <text:p text:style-name="P1">    float f=(c*9/5)+32;</text:p>
      <text:p text:style-name="P1">    return f;</text:p>
      <text:p text:style-name="P1">}</text:p>
      <text:p text:style-name="P1"/>
      <text:p text:style-name="P1">    public static void main(String[] args){</text:p>
      <text:p text:style-name="P1">    Scanner sc=new Scanner(System.in);</text:p>
      <text:p text:style-name="P1">    System.out.println("Please enter the p: ");</text:p>
      <text:p text:style-name="P1">    int p=sc.nextInt();</text:p>
      <text:p text:style-name="P1">    System.out.println("Please enter the t: ");</text:p>
      <text:p text:style-name="P1">    int t=sc.nextInt();</text:p>
      <text:p text:style-name="P1">    System.out.println("Please enter the r: ");</text:p>
      <text:p text:style-name="P1">    int r=sc.nextInt();</text:p>
      <text:p text:style-name="P1">    System.out.println(simpleInterest(p,t,r));</text:p>
      <text:p text:style-name="P1">    }</text:p>
      <text:p text:style-name="P1">}</text:p>
      <text:p text:style-name="P1">Day4:</text:p>
      <text:p text:style-name="P1">import java.util.Scanner;</text:p>
      <text:p text:style-name="P1">public class index{</text:p>
      <text:p text:style-name="P1"/>
      <text:p text:style-name="P1">    // 11. Create a program that determines if a number is positive, negative, or zero. </text:p>
      <text:p text:style-name="P1">    public static void checknum(int n){</text:p>
      <text:p text:style-name="P1">        if(n&gt;0){</text:p>
      <text:p text:style-name="P1">            System.out.println("Given Number positive.");</text:p>
      <text:p text:style-name="P1">        }else if(n&lt;0){</text:p>
      <text:p text:style-name="P1">            System.out.println("Given Number negative.");</text:p>
      <text:p text:style-name="P1">        }else{</text:p>
      <text:p text:style-name="P1">            System.out.println("Given Number is zero");</text:p>
      <text:p text:style-name="P1"/>
      <text:p text:style-name="P1"><text:soft-page-break/>        }</text:p>
      <text:p text:style-name="P1">    }</text:p>
      <text:p text:style-name="P1">    // 12. Create a program that determines if a number is odd or even.  </text:p>
      <text:p text:style-name="P1">    private static void checkodev(int n){</text:p>
      <text:p text:style-name="P1">        if(n%2==0){</text:p>
      <text:p text:style-name="P1">            System.out.println("Given number is even");</text:p>
      <text:p text:style-name="P1">        }else{</text:p>
      <text:p text:style-name="P1">            System.out.println("Given number is odd");</text:p>
      <text:p text:style-name="P1">        }</text:p>
      <text:p text:style-name="P1">    }</text:p>
      <text:p text:style-name="P1">    // 13. Create a program that determines the greatest of the three numbers.</text:p>
      <text:p text:style-name="P1">    private static int greatest(int a,int b,int c){</text:p>
      <text:p text:style-name="P1">        if(a&gt;b&amp;&amp;a&gt;c){</text:p>
      <text:p text:style-name="P1">            return a;</text:p>
      <text:p text:style-name="P1">        }else if(b&gt;a&amp;&amp;b&gt;c){</text:p>
      <text:p text:style-name="P1">            return b;</text:p>
      <text:p text:style-name="P1">        }else{</text:p>
      <text:p text:style-name="P1">            return c;</text:p>
      <text:p text:style-name="P1">        }</text:p>
      <text:p text:style-name="P1">    }</text:p>
      <text:p text:style-name="P1">//     14. Create a program that determines if a given year is a leap year (considering conditions like divisible by 4 but </text:p>
      <text:p text:style-name="P1">// not 100, unless also divisible by 400).  </text:p>
      <text:p text:style-name="P1">private static void leapCheck(int y){</text:p>
      <text:p text:style-name="P1">    if(y%4==0 &amp;&amp; (y % 100 !=0 || y%400==0)){</text:p>
      <text:p text:style-name="P1">        System.out.println("Given number is leap year");</text:p>
      <text:p text:style-name="P1">    }else{</text:p>
      <text:p text:style-name="P1">        System.out.println("Given year is not leap year");</text:p>
      <text:p text:style-name="P1">    }</text:p>
      <text:p text:style-name="P1">}</text:p>
      <text:p text:style-name="P1">// 15. Create a program that calculates grades based on marks </text:p>
      <text:p text:style-name="P1">// A -&gt; above 90%  </text:p>
      <text:p text:style-name="P1">// B -&gt; above 75%  </text:p>
      <text:p text:style-name="P1">// C -&gt; above 60%  </text:p>
      <text:p text:style-name="P1">// D -&gt; above 30%  </text:p>
      <text:p text:style-name="P1">// F -&gt; below 30% </text:p>
      <text:p text:style-name="P1">private static void greadCal(int x){</text:p>
      <text:p text:style-name="P1">    double y=x*100.0/500;</text:p>
      <text:p text:style-name="P1">    if(y&gt;90){</text:p>
      <text:p text:style-name="P1">        System.out.println("above 90%");</text:p>
      <text:p text:style-name="P1">    }else if(y&gt;75){</text:p>
      <text:p text:style-name="P1">        System.out.println("above 75%");</text:p>
      <text:p text:style-name="P1">    }else if(y&gt;60){</text:p>
      <text:p text:style-name="P1">        System.out.println("above 60%");</text:p>
      <text:p text:style-name="P1">    }else if(y&gt;30){</text:p>
      <text:p text:style-name="P1">        System.out.println("above 30%");</text:p>
      <text:p text:style-name="P1">    }else{</text:p>
      <text:p text:style-name="P1">        System.out.println("below 30%");</text:p>
      <text:p text:style-name="P1">    }</text:p>
      <text:p text:style-name="P1">}</text:p>
      <text:p text:style-name="P1">    public static void main(String[]args){</text:p>
      <text:p text:style-name="P1">        Scanner sc=new Scanner(System.in);</text:p>
      <text:p text:style-name="P1">        System.out.println("Ram Is a good boy");</text:p>
      <text:p text:style-name="P1">        checknum(4);</text:p>
      <text:p text:style-name="P1">        checkodev(5);</text:p>
      <text:p text:style-name="P1">        System.out.println(greatest(3,9,4));</text:p>
      <text:p text:style-name="P1">        greadCal(450);</text:p>
      <text:p text:style-name="P1">        leapCheck(2024);</text:p>
      <text:p text:style-name="P1">        leapCheck(1900);</text:p>
      <text:p text:style-name="P1">        leapCheck(2000);</text:p>
      <text:p text:style-name="P1">        // System.out.println(400*100/500);</text:p>
      <text:p text:style-name="P1">    }</text:p>
      <text:p text:style-name="P1">}</text:p>
      <text:p text:style-name="P1">Day5:</text:p>
      <text:p text:style-name="P1">class Index{</text:p>
      <text:p text:style-name="P1">//     16. Create a program that categorize a person into different age groups </text:p>
      <text:p text:style-name="P1">// Child -&gt; below 13  </text:p>
      <text:p text:style-name="P1">// Teen -&gt; below 20  </text:p>
      <text:p text:style-name="P1">// Adult -&gt; below 60  </text:p>
      <text:p text:style-name="P1">// Senior-&gt; above 60 </text:p>
      <text:p text:style-name="P1">// Create a program that shows bitwise AND of two numbers.</text:p>
      <text:p text:style-name="P1">// 12 in binary: 1100</text:p>
      <text:p text:style-name="P1">// 5 in binary: 0101</text:p>
      <text:p text:style-name="P1">// AND: 0100 → 4</text:p>
      <text:p text:style-name="P1">private static int bitAnd(int a,int b){</text:p>
      <text:p text:style-name="P1">    int c=(a&amp;b);</text:p>
      <text:p text:style-name="P1">    return c;</text:p>
      <text:p text:style-name="P1">}  </text:p>
      <text:p text:style-name="P1">// 18. Create a program that shows bitwise OR of two numbers.</text:p>
      <text:p text:style-name="P1">// 1100   (12)</text:p>
      <text:p text:style-name="P1">// | 0101   (5)</text:p>
      <text:p text:style-name="P1">// = 1101   (13) </text:p>
      <text:p text:style-name="P1">private static int bitOr(int a,int b){</text:p>
      <text:p text:style-name="P1">    int c=(a | b);</text:p>
      <text:p text:style-name="P1">    return c;</text:p>
      <text:p text:style-name="P1">}   </text:p>
      <text:p text:style-name="P1">// 19. Create a program that shows bitwise XOR of two numbers. </text:p>
      <text:p text:style-name="P1">// 1100   (12)</text:p>
      <text:p text:style-name="P1">// ^ 0101   (5)</text:p>
      <text:p text:style-name="P1">// = 1001   (9)XOR gives 1 only when the bits are different → Result: 9</text:p>
      <text:p text:style-name="P1"/>
      <text:p text:style-name="P1">private static int bitXor(int a,int b){</text:p>
      <text:p text:style-name="P1">    int c=(a ^ b);</text:p>
      <text:p text:style-name="P1">    return c;</text:p>
      <text:p text:style-name="P1">}</text:p>
      <text:p text:style-name="P1">// Create a program that shows bitwise compliment of a number. ~00000000 00000000 00000000 00001100</text:p>
      <text:p text:style-name="P1">//  =11111111 11111111 11111111 11110011 → This is -13 in decimal (2's complement form)</text:p>
      <text:p text:style-name="P1"/>
      <text:p text:style-name="P1">private static int bitComp(int a){</text:p>
      <text:p text:style-name="P1">    int c=~a;</text:p>
      <text:p text:style-name="P1">    return c;</text:p>
      <text:p text:style-name="P1">}</text:p>
      <text:p text:style-name="P1">private static void ageGroup(int age){</text:p>
      <text:p text:style-name="P1">    if(age&lt;13){</text:p>
      <text:p text:style-name="P1">        System.out.println("Child");</text:p>
      <text:p text:style-name="P1">    }else if(age&lt;20){</text:p>
      <text:p text:style-name="P1"><text:soft-page-break/>        System.out.println("Teen");</text:p>
      <text:p text:style-name="P1">    }else if(age&lt;60){</text:p>
      <text:p text:style-name="P1">        System.out.println("Adult");</text:p>
      <text:p text:style-name="P1">    }else{</text:p>
      <text:p text:style-name="P1">        System.out.println("Senior");</text:p>
      <text:p text:style-name="P1">    }</text:p>
      <text:p text:style-name="P1">}</text:p>
      <text:p text:style-name="P1">    public static void main(String[]args){</text:p>
      <text:p text:style-name="P1">        ageGroup(60);</text:p>
      <text:p text:style-name="P1">        System.out.println(bitAnd(12, 5));</text:p>
      <text:p text:style-name="P1">        System.out.println(bitOr(12, 5));</text:p>
      <text:p text:style-name="P1">        System.out.println(bitXor(12, 5));</text:p>
      <text:p text:style-name="P1">        System.out.println(bitComp(12));</text:p>
      <text:p text:style-name="P1">        </text:p>
      <text:p text:style-name="P1">    }</text:p>
      <text:p text:style-name="P1">}</text:p>
      <text:p text:style-name="P1">Day6:</text:p>
      <text:p text:style-name="P1">class index{</text:p>
      <text:p text:style-name="P1">    // 21. Create a program that shows use of left shift operator.</text:p>
      <text:p text:style-name="P1">//     a = 5 → Binary: 101</text:p>
      <text:p text:style-name="P1">// a &lt;&lt; 1 → 1010 → 10 (Multiply 5 by 2)</text:p>
      <text:p text:style-name="P1">// a &lt;&lt; 2 → 10100 → 20 (Multiply 5 by 4)</text:p>
      <text:p text:style-name="P1">    private static void leftShift(int a){</text:p>
      <text:p text:style-name="P1">          // Binary: 101</text:p>
      <text:p text:style-name="P1">        System.out.println("a = " + a);</text:p>
      <text:p text:style-name="P1">        System.out.println("a &lt;&lt; 1 = " + (a &lt;&lt; 1));  // Shift left by 1 (multiply by 2)</text:p>
      <text:p text:style-name="P1">        System.out.println("a &lt;&lt; 2 = " + (a &lt;&lt; 2));  // Shift left by 2 (multiply by 4)</text:p>
      <text:p text:style-name="P1">    }</text:p>
      <text:p text:style-name="P1">    // 22. Create a program that shows use of right shift operator.</text:p>
      <text:p text:style-name="P1">//     a = 20 → Binary: 10100</text:p>
      <text:p text:style-name="P1">// a &gt;&gt; 1 → 01010 → 10 (Divide 20 by 2)</text:p>
      <text:p text:style-name="P1">// a &gt;&gt; 2 → 00101 → 5 (Divide 20 by 4)</text:p>
      <text:p text:style-name="P1">    private static void rightShift(int a){</text:p>
      <text:p text:style-name="P1">        // Binary: 101</text:p>
      <text:p text:style-name="P1">      System.out.println("a = " + a);</text:p>
      <text:p text:style-name="P1">      System.out.println("a &gt;&gt; 1 = " + (a &gt;&gt; 1));  // Shift left by 1 (multiply by 2)</text:p>
      <text:p text:style-name="P1">      System.out.println("a &gt;&gt; 2 = " + (a &gt;&gt; 2));  // Shift left by 2 (multiply by 4)</text:p>
      <text:p text:style-name="P1">  }</text:p>
      <text:p text:style-name="P1">//   23. Write a program to check if a given number is even or odd using bitwise operators. </text:p>
      <text:p text:style-name="P1">// Bitwise AND with 1 (num &amp; 1):</text:p>
      <text:p text:style-name="P1">// If the result is 0, the number is even (because the LSB is 0).</text:p>
      <text:p text:style-name="P1">// If the result is 1, the number is odd (because the LSB is 1).</text:p>
      <text:p text:style-name="P1">private static void bitCheckOdEv(int num){</text:p>
      <text:p text:style-name="P1">    if((num&amp;1)==0){</text:p>
      <text:p text:style-name="P1">        System.out.println(num + "is Even");</text:p>
      <text:p text:style-name="P1">    }else{</text:p>
      <text:p text:style-name="P1">        System.out.println(num+" is odd");</text:p>
      <text:p text:style-name="P1">    }</text:p>
      <text:p text:style-name="P1">}</text:p>
      <text:p text:style-name="P1">// 24. Develop a program that prints the multiplication table for a given number.</text:p>
      <text:p text:style-name="P1">    private static void table(int a){</text:p>
      <text:p text:style-name="P1">        for(int i=1;i&lt;=10;i++){</text:p>
      <text:p text:style-name="P1">            // 2X1=2;</text:p>
      <text:p text:style-name="P1">            System.out.println(a+" X "+i+" = "+a*i);</text:p>
      <text:p text:style-name="P1">        }</text:p>
      <text:p text:style-name="P1">    }</text:p>
      <text:p text:style-name="P1">    // 25. Create a program to sum all odd numbers from 1 to a specified number N.  </text:p>
      <text:p text:style-name="P1">    private static int sumOfodd(int n){</text:p>
      <text:p text:style-name="P1">        int sum=0;</text:p>
      <text:p text:style-name="P1">        for(int i=0;i&lt;=n;i++){</text:p>
      <text:p text:style-name="P1">            if(i%2!=0){</text:p>
      <text:p text:style-name="P1">                sum+=i;</text:p>
      <text:p text:style-name="P1">            }</text:p>
      <text:p text:style-name="P1">        }</text:p>
      <text:p text:style-name="P1">        return sum;</text:p>
      <text:p text:style-name="P1">    }</text:p>
      <text:p text:style-name="P1">    public static void main(String[] args) {</text:p>
      <text:p text:style-name="P1">        leftShift(5);</text:p>
      <text:p text:style-name="P1">        rightShift(20);</text:p>
      <text:p text:style-name="P1">        bitCheckOdEv(45);</text:p>
      <text:p text:style-name="P1">        table(5);</text:p>
      <text:p text:style-name="P1">        System.out.println(sumOfodd(5));</text:p>
      <text:p text:style-name="P1">    }</text:p>
      <text:p text:style-name="P1">}</text:p>
      <text:p text:style-name="P1">Day7:</text:p>
      <text:p text:style-name="P1">class Index{</text:p>
      <text:p text:style-name="P1">    // 26. Write a function that calculates the factorial of a given number</text:p>
      <text:p text:style-name="P1">    private static int fact(int n){</text:p>
      <text:p text:style-name="P1">        if(n&gt;1){</text:p>
      <text:p text:style-name="P1">            int fac=1;</text:p>
      <text:p text:style-name="P1">            for(int i=1;i&lt;=n;i++){</text:p>
      <text:p text:style-name="P1">                fac*=i;</text:p>
      <text:p text:style-name="P1">            }</text:p>
      <text:p text:style-name="P1">            return fac;</text:p>
      <text:p text:style-name="P1">        }else{</text:p>
      <text:p text:style-name="P1">            return 1;</text:p>
      <text:p text:style-name="P1">        }</text:p>
      <text:p text:style-name="P1">    }</text:p>
      <text:p text:style-name="P1">    // 27. Create a program that computes the sum of the digits of an integer.  </text:p>
      <text:p text:style-name="P1">    private static int DigitSum(int n){</text:p>
      <text:p text:style-name="P1">        int sum=0;</text:p>
      <text:p text:style-name="P1">        while(n&gt;0){</text:p>
      <text:p text:style-name="P1">            sum+=n%10; //getting the last digit</text:p>
      <text:p text:style-name="P1">            n=n/10; //removeing the last digit</text:p>
      <text:p text:style-name="P1">        }</text:p>
      <text:p text:style-name="P1">        return sum;</text:p>
      <text:p text:style-name="P1">    }</text:p>
      <text:p text:style-name="P1">//     28. Create a program to find the Least Common Multiple (LCM) of two numbers.  </text:p>
      <text:p text:style-name="P1">// LCM(a, b) = (a × b) / GCD(a, b)</text:p>
      <text:p text:style-name="P1">    private static int findLCM(int a,int b){</text:p>
      <text:p text:style-name="P1">        int gcd=findGCD(a, b);</text:p>
      <text:p text:style-name="P1">        int lcm=(a*b)/gcd;</text:p>
      <text:p text:style-name="P1">        return lcm;</text:p>
      <text:p text:style-name="P1">    }</text:p>
      <text:p text:style-name="P1">// 29. Create a program to find the Greatest Common Divisor (GCD) of two integers. </text:p>
      <text:p text:style-name="P1"><text:soft-page-break/>private static int findGCD(int a, int b) {</text:p>
      <text:p text:style-name="P1">    while(b != 0) {</text:p>
      <text:p text:style-name="P1">        int temp = b;</text:p>
      <text:p text:style-name="P1">        b = a % b;</text:p>
      <text:p text:style-name="P1">        a = temp;</text:p>
      <text:p text:style-name="P1">    }</text:p>
      <text:p text:style-name="P1">    return a;</text:p>
      <text:p text:style-name="P1">}</text:p>
      <text:p text:style-name="P1">// 30. Create a program to check whether a given number is prime.  </text:p>
      <text:p text:style-name="P1">private static void checkPrime(int n){</text:p>
      <text:p text:style-name="P1">    boolean isPrime=true;</text:p>
      <text:p text:style-name="P1">    if(n&lt;=1){</text:p>
      <text:p text:style-name="P1">        isPrime=false;</text:p>
      <text:p text:style-name="P1">    }else{</text:p>
      <text:p text:style-name="P1">        for(int i=2;i&lt;=Math.sqrt(n);i++){</text:p>
      <text:p text:style-name="P1">            if(n%i==0){</text:p>
      <text:p text:style-name="P1">                isPrime=false;</text:p>
      <text:p text:style-name="P1">                break;</text:p>
      <text:p text:style-name="P1">            }</text:p>
      <text:p text:style-name="P1">        }</text:p>
      <text:p text:style-name="P1">    }</text:p>
      <text:p text:style-name="P1"/>
      <text:p text:style-name="P1">    if (isPrime){</text:p>
      <text:p text:style-name="P1">            System.out.println(n + " is a prime number.");}</text:p>
      <text:p text:style-name="P1">        else{</text:p>
      <text:p text:style-name="P1">            System.out.println(n + " is not a prime number.");}</text:p>
      <text:p text:style-name="P1">}</text:p>
      <text:p text:style-name="P1">    public static void main(String[] args) {</text:p>
      <text:p text:style-name="P1">        System.out.println(fact(0));</text:p>
      <text:p text:style-name="P1">        System.out.println(fact(10));</text:p>
      <text:p text:style-name="P1">        System.out.println(DigitSum(12345));//15</text:p>
      <text:p text:style-name="P1">        System.err.println(findGCD(36, 60));//12</text:p>
      <text:p text:style-name="P1">        System.err.println(findLCM(12, 8));//24</text:p>
      <text:p text:style-name="P1">    }</text:p>
      <text:p text:style-name="P1">}</text:p>
      <text:p text:style-name="P1">Day8:</text:p>
      <text:p text:style-name="P1">public class Index {</text:p>
      <text:p text:style-name="P1"/>
      <text:p text:style-name="P1">    public static void main(String[] args) {</text:p>
      <text:p text:style-name="P1">        int num = 153;</text:p>
      <text:p text:style-name="P1">        int limit = 50;</text:p>
      <text:p text:style-name="P1"/>
      <text:p text:style-name="P1">        reverseNumber(num);</text:p>
      <text:p text:style-name="P1">        fibonacciSeries(limit);</text:p>
      <text:p text:style-name="P1">        checkArmstrong(num);</text:p>
      <text:p text:style-name="P1">        checkPalindrome(num);</text:p>
      <text:p text:style-name="P1">        int rows = 5;</text:p>
      <text:p text:style-name="P1"/>
      <text:p text:style-name="P1">        System.out.println("Right Half Pyramid:");</text:p>
      <text:p text:style-name="P1">        rightHalfPyramid(rows);</text:p>
      <text:p text:style-name="P1"/>
      <text:p text:style-name="P1">        System.out.println("\nReverse Right Half Pyramid:");</text:p>
      <text:p text:style-name="P1">        reverseRightHalfPyramid(rows);</text:p>
      <text:p text:style-name="P1"/>
      <text:p text:style-name="P1">        System.out.println("\nLeft Half Pyramid:");</text:p>
      <text:p text:style-name="P1">        leftHalfPyramid(rows);</text:p>
      <text:p text:style-name="P1">    }</text:p>
      <text:p text:style-name="P1"/>
      <text:p text:style-name="P1">    // 31. Reverse Digits</text:p>
      <text:p text:style-name="P1">    // Taking last digit using %, builds reversed using * 10.</text:p>
      <text:p text:style-name="P1">    private static void reverseNumber(int num) {</text:p>
      <text:p text:style-name="P1">        int rev = 0, temp = num;</text:p>
      <text:p text:style-name="P1">        while(temp != 0){</text:p>
      <text:p text:style-name="P1">            rev = rev * 10 + temp % 10;</text:p>
      <text:p text:style-name="P1">            temp /= 10;</text:p>
      <text:p text:style-name="P1">        }</text:p>
      <text:p text:style-name="P1">        System.out.println("Reversed Number: " + rev);</text:p>
      <text:p text:style-name="P1">    }</text:p>
      <text:p text:style-name="P1"/>
      <text:p text:style-name="P1">    // 32. Fibonacci Series up to limit</text:p>
      <text:p text:style-name="P1">    // Each number is the sum of previous two. Continues until limit.</text:p>
      <text:p text:style-name="P1">    private static void fibonacciSeries(int limit) {</text:p>
      <text:p text:style-name="P1">        System.out.print("Fibonacci Series up to " + limit + ": ");</text:p>
      <text:p text:style-name="P1">        int a = 0, b = 1;</text:p>
      <text:p text:style-name="P1">        while (a &lt;= limit) {</text:p>
      <text:p text:style-name="P1">            System.out.print(a + " ");</text:p>
      <text:p text:style-name="P1">            int next = a + b;</text:p>
      <text:p text:style-name="P1">            a = b;</text:p>
      <text:p text:style-name="P1">            b = next;</text:p>
      <text:p text:style-name="P1">        }</text:p>
      <text:p text:style-name="P1">        System.out.println();</text:p>
      <text:p text:style-name="P1">    }</text:p>
      <text:p text:style-name="P1"/>
      <text:p text:style-name="P1">    // 33. Check Armstrong</text:p>
      <text:p text:style-name="P1">    // (Example: 153 → 1³ + 5³ + 3³ = 153)</text:p>
      <text:p text:style-name="P1">    // Cube each digit and sum them. Checking if equal to original.</text:p>
      <text:p text:style-name="P1">    private static void checkArmstrong(int num) {</text:p>
      <text:p text:style-name="P1">        int sum = 0, temp = num;</text:p>
      <text:p text:style-name="P1">        while (temp != 0) {</text:p>
      <text:p text:style-name="P1">            int d = temp % 10;</text:p>
      <text:p text:style-name="P1">            sum += d * d * d;</text:p>
      <text:p text:style-name="P1">            temp /= 10;</text:p>
      <text:p text:style-name="P1">        }</text:p>
      <text:p text:style-name="P1">        System.out.println(num + (sum == num ? " is an Armstrong number." : " is not an Armstrong number."));</text:p>
      <text:p text:style-name="P1">    }</text:p>
      <text:p text:style-name="P1"/>
      <text:p text:style-name="P1">    // 34. Check Palindrome</text:p>
      <text:p text:style-name="P1">    // (Example: 121 → same when reversed)</text:p>
      <text:p text:style-name="P1">    // Reverse the number and compare it with original.</text:p>
      <text:p text:style-name="P1">    private static void checkPalindrome(int num) {</text:p>
      <text:p text:style-name="P1">        int rev = 0, temp = num;</text:p>
      <text:p text:style-name="P1">        while (temp != 0) {</text:p>
      <text:p text:style-name="P1">            rev = rev * 10 + temp % 10;</text:p>
      <text:p text:style-name="P1">            temp /= 10;</text:p>
      <text:p text:style-name="P1">        }</text:p>
      <text:p text:style-name="P1"><text:soft-page-break/>        System.out.println(num + (rev == num ? " is a Palindrome." : " is not a Palindrome."));</text:p>
      <text:p text:style-name="P1">    }</text:p>
      <text:p text:style-name="P1">    //36. Create a program that print patterns:</text:p>
      <text:p text:style-name="P1">    // Right Half Pyramid</text:p>
      <text:p text:style-name="P1">    private static void rightHalfPyramid(int rows) {</text:p>
      <text:p text:style-name="P1">        for(int i = 1; i &lt;= rows; i++) {</text:p>
      <text:p text:style-name="P1">            for(int j = 1; j &lt;= i; j++) {</text:p>
      <text:p text:style-name="P1">                System.out.print("* ");</text:p>
      <text:p text:style-name="P1">            }</text:p>
      <text:p text:style-name="P1">            System.out.println();</text:p>
      <text:p text:style-name="P1">        }</text:p>
      <text:p text:style-name="P1">    }</text:p>
      <text:p text:style-name="P1"/>
      <text:p text:style-name="P1">    // Reverse Right Half Pyramid</text:p>
      <text:p text:style-name="P1">    private static void reverseRightHalfPyramid(int rows) {</text:p>
      <text:p text:style-name="P1">        for(int i = rows; i &gt;= 1; i--) {</text:p>
      <text:p text:style-name="P1">            for(int j = 1; j &lt;= i; j++) {</text:p>
      <text:p text:style-name="P1">                System.out.print("* ");</text:p>
      <text:p text:style-name="P1">            }</text:p>
      <text:p text:style-name="P1">            System.out.println();</text:p>
      <text:p text:style-name="P1">        }</text:p>
      <text:p text:style-name="P1">    }</text:p>
      <text:p text:style-name="P1"/>
      <text:p text:style-name="P1">    // Left Half Pyramid</text:p>
      <text:p text:style-name="P1">    private static void leftHalfPyramid(int rows) {</text:p>
      <text:p text:style-name="P1">        for(int i = 1; i &lt;= rows; i++) {</text:p>
      <text:p text:style-name="P1">            // Print spaces</text:p>
      <text:p text:style-name="P1">            for(int j = 1; j &lt;= rows - i; j++) {</text:p>
      <text:p text:style-name="P1">                System.out.print("  ");</text:p>
      <text:p text:style-name="P1">            }</text:p>
      <text:p text:style-name="P1">            // Print stars</text:p>
      <text:p text:style-name="P1">            for(int k = 1; k &lt;= i; k++) {</text:p>
      <text:p text:style-name="P1">                System.out.print("* ");</text:p>
      <text:p text:style-name="P1">            }</text:p>
      <text:p text:style-name="P1">            System.out.println();</text:p>
      <text:p text:style-name="P1">        }</text:p>
      <text:p text:style-name="P1">    }</text:p>
      <text:p text:style-name="P1">}</text:p>
      <text:p text:style-name="P1"/>
      <text:p text:style-name="P1">Day9:</text:p>
      <text:p text:style-name="P1">public class Index {</text:p>
      <text:p text:style-name="P1"/>
      <text:p text:style-name="P1">    public static void main(String[] args) {</text:p>
      <text:p text:style-name="P1">        int[] arr = {10, 20, 10, 50, 30, 10};</text:p>
      <text:p text:style-name="P1">        int num = 10;</text:p>
      <text:p text:style-name="P1"/>
      <text:p text:style-name="P1">        sumAndAverage(arr);</text:p>
      <text:p text:style-name="P1">        countOccurrences(arr, num);</text:p>
      <text:p text:style-name="P1">        findMinMax(arr);</text:p>
      <text:p text:style-name="P1">        findMinOfTwo(12, 7);</text:p>
      <text:p text:style-name="P1">        checkEvenOdd(15);</text:p>
      <text:p text:style-name="P1">    }</text:p>
      <text:p text:style-name="P1"/>
      <text:p text:style-name="P1">    // 36. Sum and Average of Array</text:p>
      <text:p text:style-name="P1">    private static void sumAndAverage(int[] arr) {</text:p>
      <text:p text:style-name="P1">        int sum = 0;</text:p>
      <text:p text:style-name="P1">        for(int n : arr) {</text:p>
      <text:p text:style-name="P1">            sum += n;</text:p>
      <text:p text:style-name="P1">        }</text:p>
      <text:p text:style-name="P1">        double avg = (double) sum / arr.length;</text:p>
      <text:p text:style-name="P1">        System.out.println("Sum: " + sum + ", Average: " + avg);</text:p>
      <text:p text:style-name="P1">    }</text:p>
      <text:p text:style-name="P1"/>
      <text:p text:style-name="P1">    // 37. Number of Occurrences of an Element</text:p>
      <text:p text:style-name="P1">    private static void countOccurrences(int[] arr, int key) {</text:p>
      <text:p text:style-name="P1">        int count = 0;</text:p>
      <text:p text:style-name="P1">        for(int n : arr) {</text:p>
      <text:p text:style-name="P1">            if(n == key) count++;</text:p>
      <text:p text:style-name="P1">        }</text:p>
      <text:p text:style-name="P1">        System.out.println("Element " + key + " occurred " + count + " times.");</text:p>
      <text:p text:style-name="P1">    }</text:p>
      <text:p text:style-name="P1"/>
      <text:p text:style-name="P1">    // 38. Maximum and Minimum in Array</text:p>
      <text:p text:style-name="P1">    private static void findMinMax(int[] arr) {</text:p>
      <text:p text:style-name="P1">        int min = arr[0], max = arr[0];</text:p>
      <text:p text:style-name="P1">        for(int n : arr) {</text:p>
      <text:p text:style-name="P1">            if(n &lt; min) min = n;</text:p>
      <text:p text:style-name="P1">            if(n &gt; max) max = n;</text:p>
      <text:p text:style-name="P1">        }</text:p>
      <text:p text:style-name="P1">        System.out.println("Minimum: " + min + ", Maximum: " + max);</text:p>
      <text:p text:style-name="P1">    }</text:p>
      <text:p text:style-name="P1"/>
      <text:p text:style-name="P1">    // 39. Minimum of Two Numbers</text:p>
      <text:p text:style-name="P1">    private static void findMinOfTwo(int a, int b) {</text:p>
      <text:p text:style-name="P1">        int min = (a &lt; b) ? a : b;</text:p>
      <text:p text:style-name="P1">        System.out.println("Minimum of " + a + " and " + b + " is: " + min);</text:p>
      <text:p text:style-name="P1">    }</text:p>
      <text:p text:style-name="P1"/>
      <text:p text:style-name="P1">    // 40. Check Even or Odd</text:p>
      <text:p text:style-name="P1">    private static void checkEvenOdd(int num) {</text:p>
      <text:p text:style-name="P1">        String result = (num &amp; 1) == 0 ? "Even" : "Odd";  // Bitwise check</text:p>
      <text:p text:style-name="P1">        System.out.println(num + " is " + result);</text:p>
      <text:p text:style-name="P1">    }</text:p>
      <text:p text:style-name="P1">}</text:p>
      <text:p text:style-name="P1"/>
      <text:p text:style-name="P1">// ****small notes for reference</text:p>
      <text:p text:style-name="P1">// sumAndAverage: Adds up array elements and divides by length for average.</text:p>
      <text:p text:style-name="P1">// countOccurrences: Loops and counts how many times a specific number appears.</text:p>
      <text:p text:style-name="P1">// findMinMax: Scans the array to find smallest and largest value.</text:p>
      <text:p text:style-name="P1">// findMinOfTwo: Uses ternary operator to find the smaller between two.</text:p>
      <text:p text:style-name="P1">// checkEvenOdd: Uses bitwise AND to check if the last bit is 0 (even) or 1 (odd)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598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1T07:47:55.828000000</meta:creation-date>
    <meta:print-date>2025-04-21T08:01:31.053000000</meta:print-date>
    <meta:printed-by>PDF files</meta:printed-by>
    <dc:date>2025-04-21T08:06:25.828000000</dc:date>
    <meta:editing-duration>PT4M54S</meta:editing-duration>
    <meta:editing-cycles>1</meta:editing-cycles>
    <meta:document-statistic meta:table-count="0" meta:image-count="0" meta:object-count="0" meta:page-count="5" meta:paragraph-count="485" meta:word-count="2137" meta:character-count="15769" meta:non-whitespace-character-count="11300"/>
    <meta:generator>LibreOffice/24.8.0.3$Windows_X86_64 LibreOffice_project/0bdf1299c94fe897b119f97f3c613e9dca6be583</meta:generator>
  </office:meta>
</office:document-meta>
</file>